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0de801" officeooo:paragraph-rsid="000de801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c776b" officeooo:paragraph-rsid="000c776b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c776b" officeooo:paragraph-rsid="000c776b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c776b" officeooo:paragraph-rsid="000c776b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e801" officeooo:paragraph-rsid="000de801" style:font-size-asian="12pt" style:font-weight-asian="bold" style:font-name-complex="Arial"/>
    </style:style>
    <style:style style:name="P15" style:family="paragraph" style:parent-style-name="Standard">
      <style:text-properties style:font-name="Arial" fo:font-style="normal" officeooo:rsid="000c776b" officeooo:paragraph-rsid="000c776b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0c776b" officeooo:paragraph-rsid="000c776b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e801" officeooo:paragraph-rsid="000de801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fo:font-weight="normal" officeooo:rsid="000de801" style:font-name-asian="Arial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>
      <style:text-properties style:font-name="Arial" fo:font-size="8pt" officeooo:rsid="000eea1d" officeooo:paragraph-rsid="000eea1d" style:font-size-asian="8pt" style:font-name-complex="Arial"/>
    </style:style>
    <style:style style:name="P20" style:family="paragraph" style:parent-style-name="Heading_20_1">
      <style:text-properties fo:font-size="12pt" style:font-size-asian="12pt"/>
    </style:style>
    <style:style style:name="P21" style:family="paragraph" style:parent-style-name="Heading_20_3">
      <style:text-properties fo:font-style="normal" officeooo:rsid="000c776b" officeooo:paragraph-rsid="000c776b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c776b" style:font-name-asian="Arial"/>
    </style:style>
    <style:style style:name="T3" style:family="text">
      <style:text-properties officeooo:rsid="000de801" style:font-name-asian="Arial"/>
    </style:style>
    <style:style style:name="T4" style:family="text">
      <style:text-properties officeooo:rsid="000de801"/>
    </style:style>
    <style:style style:name="T5" style:family="text">
      <style:text-properties officeooo:rsid="000eea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0" text:outline-level="1">Caso de Uso</text:h>
          </table:table-cell>
          <table:table-cell table:style-name="Tabla1.B1" table:number-columns-spanned="5" office:value-type="string">
            <text:h text:style-name="P21" text:outline-level="3">Consultar horario personal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9">CU-2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5">Personal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15">El personal debe de estar contratado y dado de alt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5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0">10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16">Dar la posibilidad a los miembros de la clínica de acceder a su horario de manera cómoda y rápida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6">El miembro del personal solicitará al sistema consultar su horario, el sistema buscará en su base de datos a partir de los datos personales del usuario y si lo encuentra o no hay ningún problema se lo dará al usuario.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1">Personal: Solicita al sistema consultar <text:s/>su horario para ello deberá introducir sus datos personales (bien su identificador, su DNI, etc.)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3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6">2</text:p>
          </table:table-cell>
          <table:table-cell table:style-name="Tabla4.D3" office:value-type="string">
            <text:p text:style-name="P9"><text:span text:style-name="T1"><text:s/></text:span><text:span text:style-name="T2">El sistema </text:span><text:span text:style-name="T3">busca en la base de datos a partir de esos datos personales y le devuelve al usuario su horario.</text:span></text:p>
          </table:table-cell>
        </table:table-row>
        <table:table-row table:style-name="Tabla4.2">
          <table:table-cell table:style-name="Tabla4.A4" office:value-type="string">
            <text:p text:style-name="P14">3</text:p>
          </table:table-cell>
          <table:table-cell table:style-name="Tabla4.B4" office:value-type="string">
            <text:p text:style-name="P17">Personal: Recibe el horario por parte del sistema.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4">3</text:span>a</text:p>
          </table:table-cell>
          <table:table-cell table:style-name="Tabla5.B2" table:number-columns-spanned="4" office:value-type="string">
            <text:p text:style-name="P18">El sistema no ha podido encontrar su horario y le devuelve un mensaje de error y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1">Varias veces al día por cada miembro del personal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1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2">Importancia</text:p>
          </table:table-cell>
          <table:covered-table-cell/>
          <table:table-cell table:style-name="Tabla5.C5" office:value-type="string">
            <text:p text:style-name="P1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1">Moderada o Alta en los tiempos de respuesta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Estado</text:p>
          </table:table-cell>
          <table:covered-table-cell/>
          <table:table-cell table:style-name="Tabla5.C6" office:value-type="string">
            <text:p text:style-name="P1">En desa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1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6:38.515517711</dc:date>
    <meta:print-date>2012-03-13T15:37:00</meta:print-date>
    <meta:editing-cycles>10</meta:editing-cycles>
    <meta:editing-duration>PT38M16S</meta:editing-duration>
    <meta:generator>LibreOffice/5.4.6.2$Linux_X86_64 LibreOffice_project/40m0$Build-2</meta:generator>
    <meta:document-statistic meta:table-count="5" meta:image-count="0" meta:object-count="0" meta:page-count="1" meta:paragraph-count="45" meta:word-count="214" meta:character-count="1265" meta:non-whitespace-character-count="1094"/>
  </office:meta>
</office:document-meta>
</file>